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656166666666667cm"/>
    </style:style>
    <style:style style:name="co2" style:family="table-column">
      <style:table-column-properties fo:break-before="auto" style:column-width="3.64066666666667cm"/>
    </style:style>
    <style:style style:name="co3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occupation_rmse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6381" table:default-cell-style-name="ce1"/>
        <table:table-row table:style-name="ro1">
          <table:table-cell table:style-name="ce1"/>
          <table:table-cell office:value-type="string" table:style-name="ce1">
            <text:p>label</text:p>
          </table:table-cell>
          <table:table-cell office:value-type="string" table:style-name="ce1">
            <text:p>rmse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college/grad student</text:p>
          </table:table-cell>
          <table:table-cell office:value-type="float" office:value="0.71094140632708502" table:style-name="ce1">
            <text:p>0,71094140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cientist</text:p>
          </table:table-cell>
          <table:table-cell office:value-type="float" office:value="0.76871353107469598" table:style-name="ce1">
            <text:p>0,76871353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other or not specified</text:p>
          </table:table-cell>
          <table:table-cell office:value-type="float" office:value="0.73159935540349497" table:style-name="ce1">
            <text:p>0,731599355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ales/marketing</text:p>
          </table:table-cell>
          <table:table-cell office:value-type="float" office:value="0.72648556031447198" table:style-name="ce1">
            <text:p>0,72648556</text:p>
          </table:table-cell>
          <table:table-cell table:number-columns-repeated="2"/>
          <table:table-cell table:style-name="ce1">
            <draw:frame draw:z-index="1" draw:id="id0" draw:style-name="a0" draw:name="Chart 1" svg:x="0.64583in" svg:y="0.09167in" svg:width="5in" svg:height="3.43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executive/managerial</text:p>
          </table:table-cell>
          <table:table-cell office:value-type="float" office:value="0.71180033720793301" table:style-name="ce1">
            <text:p>0,71180033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rtist</text:p>
          </table:table-cell>
          <table:table-cell office:value-type="float" office:value="0.75266575518169598" table:style-name="ce1">
            <text:p>0,752665755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technician/engineer</text:p>
          </table:table-cell>
          <table:table-cell office:value-type="float" office:value="0.67986762168558901" table:style-name="ce1">
            <text:p>0,679867622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elf-employed</text:p>
          </table:table-cell>
          <table:table-cell office:value-type="float" office:value="0.69015925594423699" table:style-name="ce1">
            <text:p>0,69015925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homemaker</text:p>
          </table:table-cell>
          <table:table-cell office:value-type="float" office:value="0.66176617687059203" table:style-name="ce1">
            <text:p>0,66176617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cademic/educator</text:p>
          </table:table-cell>
          <table:table-cell office:value-type="float" office:value="0.73651167344034196" table:style-name="ce1">
            <text:p>0,736511673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K-12 student</text:p>
          </table:table-cell>
          <table:table-cell office:value-type="float" office:value="0.73981155229334705" table:style-name="ce1">
            <text:p>0,739811552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tradesman/craftsman</text:p>
          </table:table-cell>
          <table:table-cell office:value-type="float" office:value="0.80119596078325905" table:style-name="ce1">
            <text:p>0,80119596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retired</text:p>
          </table:table-cell>
          <table:table-cell office:value-type="float" office:value="0.73893782995322699" table:style-name="ce1">
            <text:p>0,73893783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unemployed</text:p>
          </table:table-cell>
          <table:table-cell office:value-type="float" office:value="0.54868007793588702" table:style-name="ce1">
            <text:p>0,54868007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clerical/admin</text:p>
          </table:table-cell>
          <table:table-cell office:value-type="float" office:value="0.75685581428144" table:style-name="ce1">
            <text:p>0,756855814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writer</text:p>
          </table:table-cell>
          <table:table-cell office:value-type="float" office:value="0.78842022610126705" table:style-name="ce1">
            <text:p>0,788420226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programmer</text:p>
          </table:table-cell>
          <table:table-cell office:value-type="float" office:value="0.77578403422607201" table:style-name="ce1">
            <text:p>0,775784034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customer service</text:p>
          </table:table-cell>
          <table:table-cell office:value-type="float" office:value="0.75979968245696705" table:style-name="ce1">
            <text:p>0,759799682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lawyer</text:p>
          </table:table-cell>
          <table:table-cell office:value-type="float" office:value="0.59559149370754705" table:style-name="ce1">
            <text:p>0,595591494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doctor/health care</text:p>
          </table:table-cell>
          <table:table-cell office:value-type="float" office:value="0.56503628762956404" table:style-name="ce1">
            <text:p>0,565036288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armer</text:p>
          </table:table-cell>
          <table:table-cell office:value-type="float" office:value="0.55358890205536004" table:style-name="ce1">
            <text:p>0,553588902</text:p>
          </table:table-cell>
          <table:table-cell table:number-columns-repeated="16381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dc:creator>Tamara Paris</dc:creator>
    <dc:date>2023-11-30T03:50:3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47.5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categories table:cell-range-address="occupation_rmse.$B$2:.$B$22"/>
          </chart:axis>
          <chart:axis chart:dimension="y" chart:name="primary-y" chart:style-name="Axs1">
            <chart:grid chart:class="major" chart:style-name="GMa1"/>
          </chart:axis>
          <chart:series chart:values-cell-range-address="occupation_rmse.$C$2:.$C$22" chart:class="chart:bar" chart:attached-axis="primary-y" chart:style-name="G0S0">
            <chart:data-point chart:repeated="2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